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28pt" style:font-size-asian="28pt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Tubis, Nathankissam Roy<text:s/>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<text:s/></text:span><text:span text:style-name="T62">if the 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 Information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<text:s/></text:span><text:span text:style-name="T185">box that shows how 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X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X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<text:s/>use this system</text:p>
          </table:table-cell>
          <table:table-cell table:style-name="TableCell254">
            <text:p text:style-name="P255">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x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</table:table-row>
        <table:table-row table:style-name="TableRow303">
          <table:table-cell table:style-name="TableCell304">
            <text:p text:style-name="P305">8. <text:s text:c="2"/>I found the system very cumbersome to use.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x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x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<text:s/>the user 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<text:s/>that total to 2.5. <text:s/>This converts the range of possible values from 0 to 100 instead of from 0-40.</text:p>
        </text:list-item>
      </text:list>
      <text:p text:style-name="P349"/>
      <text:p text:style-name="P350">SUS Score: 100</text:p>
      <text:p text:style-name="P351"/>
      <text:p text:style-name="Standard"><text:span text:style-name="T352">Tester's Comments:</text:span><text:span text:style-name="T353"><text:line-break/></text:span><text:span text:style-name="T354">would u consider search queries for tutors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11:00Z</dc:date>
    <meta:print-date>2006-07-28T14:33:00Z</meta:print-date>
    <meta:template xlink:href="Normal" xlink:type="simple"/>
    <meta:editing-cycles>38</meta:editing-cycles>
    <meta:editing-duration>PT9420S</meta:editing-duration>
    <meta:document-statistic meta:page-count="2" meta:paragraph-count="5" meta:word-count="425" meta:character-count="2847" meta:row-count="20" meta:non-whitespace-character-count="2427"/>
  </office:meta>
</office:document-meta>
</file>